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06B0000006F86D6FAFC.png" manifest:media-type="image/png"/>
  <manifest:file-entry manifest:full-path="Pictures/10000000000001FF00000293AB659551.png" manifest:media-type="image/png"/>
  <manifest:file-entry manifest:full-path="Pictures/1000000100000307000002851F57611D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1F57611D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Модул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_5f_" presentation:presentation-page-layout-name="AL2T1">
        <office:forms form:automatic-focus="false" form:apply-design-mode="false"/>
        <draw:line draw:style-name="gr6" draw:text-style-name="P5" draw:layer="layout" svg:x1="21.59cm" svg:y1="15.69cm" svg:x2="21.59cm" svg:y2="19.05cm">
          <text:p/>
        </draw:line>
        <draw:line draw:style-name="gr6" draw:text-style-name="P5" draw:layer="layout" svg:x1="21.59cm" svg:y1="15.69cm" svg:x2="25.4cm" svg:y2="15.69cm">
          <text:p/>
        </draw:line>
        <draw:frame draw:style-name="gr7" draw:text-style-name="P6" draw:layer="layout" svg:width="13.519cm" svg:height="17.435cm" svg:x="0.278cm" svg:y="0.868cm">
          <draw:image xlink:href="Pictures/10000000000001FF00000293AB659551.png" xlink:type="simple" xlink:show="embed" xlink:actuate="onLoad" draw:mime-type="image/png">
            <text:p/>
          </draw:image>
        </draw:frame>
        <draw:frame draw:style-name="gr7" draw:text-style-name="P6" draw:layer="layout" svg:width="2.83cm" svg:height="2.936cm" svg:x="22.198cm" svg:y="15.73cm">
          <draw:image xlink:href="Pictures/100000000000006B0000006F86D6FAF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13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16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09T10:05:55.561773632</dc:date>
    <meta:editing-cycles>1628</meta:editing-cycles>
    <meta:editing-duration>P10DT50M28S</meta:editing-duration>
    <meta:generator>LibreOffice/24.2.0.3$Linux_X86_64 LibreOffice_project/420$Build-3</meta:generator>
    <meta:document-statistic meta:object-count="61"/>
  </office:meta>
</office:document-meta>
</file>